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Tahoma2" svg:font-family="Tahoma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1" fo:language="en" fo:country="US" fo:font-weight="bold" officeooo:rsid="0084fbea" officeooo:paragraph-rsid="0084fbea" style:font-weight-asian="bold" style:font-weight-complex="bold"/>
    </style:style>
    <style:style style:name="P2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1" fo:language="en" fo:country="US" officeooo:rsid="005fdcdd" officeooo:paragraph-rsid="0084fbea"/>
    </style:style>
    <style:style style:name="P3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1" fo:language="en" fo:country="US" officeooo:rsid="00246d43" officeooo:paragraph-rsid="009a9e84"/>
    </style:style>
    <style:style style:name="P4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385559"/>
    </style:style>
    <style:style style:name="P5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8e59d5"/>
    </style:style>
    <style:style style:name="P6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8fc10a"/>
    </style:style>
    <style:style style:name="P7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945796"/>
    </style:style>
    <style:style style:name="P8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9a9e84"/>
    </style:style>
    <style:style style:name="P9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29b0b0"/>
    </style:style>
    <style:style style:name="P10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9b6681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Text_20_body">
      <style:paragraph-properties fo:margin-top="0.4cm" fo:margin-bottom="0cm" loext:contextual-spacing="false" fo:text-align="start" style:justify-single-word="false"/>
    </style:style>
    <style:style style:name="T1" style:family="text">
      <style:text-properties officeooo:rsid="0046bbf0"/>
    </style:style>
    <style:style style:name="T2" style:family="text">
      <style:text-properties style:font-name="Liberation Serif" fo:font-size="12pt" fo:language="en" fo:country="GB" fo:font-weight="normal" officeooo:rsid="004ac742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language="en" fo:country="GB" fo:font-weight="normal" officeooo:rsid="0063afb4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language="en" fo:country="GB" fo:font-weight="normal" officeooo:rsid="0092a828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language="en" fo:country="GB" fo:font-weight="normal" officeooo:rsid="0055ef84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language="en" fo:country="GB" fo:font-weight="normal" officeooo:rsid="005c657e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language="en" fo:country="GB" fo:font-weight="normal" officeooo:rsid="00774792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language="en" fo:country="GB" fo:font-weight="normal" officeooo:rsid="0099a4bb" style:font-size-asian="12pt" style:font-weight-asian="normal" style:font-size-complex="12pt" style:font-weight-complex="normal"/>
    </style:style>
    <style:style style:name="T9" style:family="text">
      <style:text-properties officeooo:rsid="00232935"/>
    </style:style>
    <style:style style:name="T10" style:family="text">
      <style:text-properties style:font-name="Liberation Serif1" fo:language="en" fo:country="US" fo:font-weight="bold" style:font-weight-asian="bold" style:font-weight-complex="bold"/>
    </style:style>
    <style:style style:name="T11" style:family="text">
      <style:text-properties style:font-name="Liberation Serif1" fo:language="en" fo:country="US" fo:font-weight="bold" officeooo:rsid="00246d43" style:font-weight-asian="bold" style:font-weight-complex="bold"/>
    </style:style>
    <style:style style:name="T12" style:family="text">
      <style:text-properties style:font-name="Liberation Serif1" fo:language="en" fo:country="US" fo:font-weight="bold" officeooo:rsid="0077bccc" style:font-weight-asian="bold" style:font-weight-complex="bold"/>
    </style:style>
    <style:style style:name="T13" style:family="text">
      <style:text-properties style:font-name="Liberation Serif1" fo:language="en" fo:country="US" fo:font-weight="bold" officeooo:rsid="0079565c" style:font-weight-asian="bold" style:font-weight-complex="bold"/>
    </style:style>
    <style:style style:name="T14" style:family="text">
      <style:text-properties style:font-name="Liberation Serif1" fo:language="en" fo:country="US" fo:font-weight="bold" officeooo:rsid="008cd8ef" style:font-weight-asian="bold" style:font-weight-complex="bold"/>
    </style:style>
    <style:style style:name="T15" style:family="text">
      <style:text-properties style:font-name="Liberation Serif1" fo:language="en" fo:country="US" fo:font-weight="bold" officeooo:rsid="008fc10a" style:font-weight-asian="bold" style:font-weight-complex="bold"/>
    </style:style>
    <style:style style:name="T16" style:family="text">
      <style:text-properties style:font-name="Liberation Serif1" fo:language="en" fo:country="US" fo:font-weight="bold" officeooo:rsid="0090d7ee" style:font-weight-asian="bold" style:font-weight-complex="bold"/>
    </style:style>
    <style:style style:name="T17" style:family="text">
      <style:text-properties style:font-name="Liberation Serif1" fo:language="en" fo:country="US" fo:font-weight="bold" officeooo:rsid="0098865b" style:font-weight-asian="bold" style:font-weight-complex="bold"/>
    </style:style>
    <style:style style:name="T18" style:family="text">
      <style:text-properties style:font-name="Liberation Serif1" fo:language="en" fo:country="US" fo:font-weight="bold" officeooo:rsid="0099a4bb" style:font-weight-asian="bold" style:font-weight-complex="bold"/>
    </style:style>
    <style:style style:name="T19" style:family="text">
      <style:text-properties style:font-name="Liberation Serif1" fo:language="en" fo:country="US" officeooo:rsid="0055ef84"/>
    </style:style>
    <style:style style:name="T20" style:family="text">
      <style:text-properties style:font-name="Liberation Serif1" fo:language="en" fo:country="US" officeooo:rsid="00232935"/>
    </style:style>
    <style:style style:name="T21" style:family="text">
      <style:text-properties style:font-name="Liberation Serif1" fo:language="en" fo:country="US" officeooo:rsid="0064dfe3"/>
    </style:style>
    <style:style style:name="T22" style:family="text">
      <style:text-properties style:font-name="Liberation Serif1" fo:language="en" fo:country="US" officeooo:rsid="00246d43"/>
    </style:style>
    <style:style style:name="T23" style:family="text">
      <style:text-properties style:font-name="Liberation Serif1" fo:language="en" fo:country="US" officeooo:rsid="00601fbf"/>
    </style:style>
    <style:style style:name="T24" style:family="text">
      <style:text-properties style:font-name="Liberation Serif1" fo:language="en" fo:country="US" officeooo:rsid="004eb90e"/>
    </style:style>
    <style:style style:name="T25" style:family="text">
      <style:text-properties style:font-name="Liberation Serif1" fo:language="en" fo:country="US" officeooo:rsid="002e6b24"/>
    </style:style>
    <style:style style:name="T26" style:family="text">
      <style:text-properties style:font-name="Liberation Serif1" fo:language="en" fo:country="US" officeooo:rsid="0046bbf0"/>
    </style:style>
    <style:style style:name="T27" style:family="text">
      <style:text-properties style:font-name="Liberation Serif1" fo:language="en" fo:country="US" officeooo:rsid="0077bccc"/>
    </style:style>
    <style:style style:name="T28" style:family="text">
      <style:text-properties style:font-name="Liberation Serif1" fo:language="en" fo:country="US" officeooo:rsid="0079565c"/>
    </style:style>
    <style:style style:name="T29" style:family="text">
      <style:text-properties style:font-name="Liberation Serif1" fo:language="en" fo:country="US" officeooo:rsid="0081ea80"/>
    </style:style>
    <style:style style:name="T30" style:family="text">
      <style:text-properties style:font-name="Liberation Serif1" fo:language="en" fo:country="US" officeooo:rsid="00695fbc"/>
    </style:style>
    <style:style style:name="T31" style:family="text">
      <style:text-properties style:font-name="Liberation Serif1" fo:language="en" fo:country="US" officeooo:rsid="005fdcdd"/>
    </style:style>
    <style:style style:name="T32" style:family="text">
      <style:text-properties style:font-name="Liberation Serif1" fo:language="en" fo:country="US" officeooo:rsid="0065dc2a"/>
    </style:style>
    <style:style style:name="T33" style:family="text">
      <style:text-properties style:font-name="Liberation Serif1" fo:language="en" fo:country="US" officeooo:rsid="0084fbea"/>
    </style:style>
    <style:style style:name="T34" style:family="text">
      <style:text-properties style:font-name="Liberation Serif1" fo:language="en" fo:country="US" officeooo:rsid="008b11ba"/>
    </style:style>
    <style:style style:name="T35" style:family="text">
      <style:text-properties style:font-name="Liberation Serif1" fo:language="en" fo:country="US" officeooo:rsid="008cd8ef"/>
    </style:style>
    <style:style style:name="T36" style:family="text">
      <style:text-properties style:font-name="Liberation Serif1" fo:language="en" fo:country="US" officeooo:rsid="008fc10a"/>
    </style:style>
    <style:style style:name="T37" style:family="text">
      <style:text-properties style:font-name="Liberation Serif1" fo:language="en" fo:country="US" officeooo:rsid="0028de8a"/>
    </style:style>
    <style:style style:name="T38" style:family="text">
      <style:text-properties style:font-name="Liberation Serif1" fo:language="en" fo:country="US" officeooo:rsid="00566365"/>
    </style:style>
    <style:style style:name="T39" style:family="text">
      <style:text-properties style:font-name="Liberation Serif1" fo:language="en" fo:country="US" officeooo:rsid="005abdeb"/>
    </style:style>
    <style:style style:name="T40" style:family="text">
      <style:text-properties style:font-name="Liberation Serif1" fo:language="en" fo:country="US" officeooo:rsid="008ff193"/>
    </style:style>
    <style:style style:name="T41" style:family="text">
      <style:text-properties style:font-name="Liberation Serif1" fo:language="en" fo:country="US" officeooo:rsid="0090d7ee"/>
    </style:style>
    <style:style style:name="T42" style:family="text">
      <style:text-properties style:font-name="Liberation Serif1" fo:language="en" fo:country="US" officeooo:rsid="0098865b"/>
    </style:style>
    <style:style style:name="T43" style:family="text">
      <style:text-properties style:font-name="Liberation Serif1" fo:language="en" fo:country="US" officeooo:rsid="0099a4bb"/>
    </style:style>
    <style:style style:name="T44" style:family="text">
      <style:text-properties style:font-name="Liberation Serif1" fo:language="en" fo:country="US" officeooo:rsid="009b6681"/>
    </style:style>
    <style:style style:name="T45" style:family="text">
      <style:text-properties officeooo:rsid="0079565c"/>
    </style:style>
    <style:style style:name="T46" style:family="text">
      <style:text-properties fo:font-variant="normal" fo:text-transform="none" fo:color="#222222" style:font-name="Liberation Serif1" fo:letter-spacing="normal" fo:language="en" fo:country="US" fo:font-weight="bold" officeooo:rsid="00246d43" style:font-weight-asian="bold" style:font-weight-complex="bold"/>
    </style:style>
    <style:style style:name="T47" style:family="text">
      <style:text-properties fo:font-variant="normal" fo:text-transform="none" fo:color="#222222" style:font-name="Arial" fo:font-size="12pt" fo:letter-spacing="normal" fo:language="en" fo:country="US" fo:font-style="normal" fo:font-weight="normal" officeooo:rsid="00246d43" style:font-weight-asian="bold" style:font-weight-complex="bold"/>
    </style:style>
    <style:style style:name="T48" style:family="text">
      <style:text-properties fo:font-variant="normal" fo:text-transform="none" fo:color="#1155cc" style:font-name="Arial" fo:font-size="12pt" fo:letter-spacing="normal" fo:language="en" fo:country="US" fo:font-style="normal" fo:font-weight="normal" officeooo:rsid="00246d43" style:font-weight-asian="bold" style:font-weight-complex="bold"/>
    </style:style>
    <style:style style:name="T49" style:family="text">
      <style:text-properties fo:font-variant="normal" fo:text-transform="none" fo:color="#888888" style:font-name="Arial" fo:font-size="12pt" fo:letter-spacing="normal" fo:language="en" fo:country="US" fo:font-style="normal" fo:font-weight="normal" officeooo:rsid="00246d4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Announcement of LibreOffice 6.4.5</text:h>
      <text:p text:style-name="P12"><text:span text:style-name="T47">Berlin, July 2, 2020 – The Document Foundation announces the</text:span><text:span text:style-name="T11"><text:line-break/></text:span><text:span text:style-name="T47">availability of LibreOffice 6.4.5, the 5th minor release of the</text:span><text:span text:style-name="T11"><text:line-break/></text:span><text:span text:style-name="T47">LibreOffice 6.4 family, targeted at technology enthusiasts and power</text:span><text:span text:style-name="T11"><text:line-break/></text:span><text:span text:style-name="T47">users. LibreOffice 6.4.5 includes over 100 bug fixes and improvements to</text:span><text:span text:style-name="T11"><text:line-break/></text:span><text:span text:style-name="T47">document compatibility and interoperability with software from other</text:span><text:span text:style-name="T11"><text:line-break/></text:span><text:span text:style-name="T47">vendors.</text:span><text:span text:style-name="T11"><text:line-break/><text:line-break/></text:span><text:span text:style-name="T47">LibreOffice 6.4.5 is optimized for use in production environments, even</text:span><text:span text:style-name="T11"><text:line-break/></text:span><text:span text:style-name="T47">by more conservative users, as it now includes several months of work on</text:span><text:span text:style-name="T11"><text:line-break/></text:span><text:span text:style-name="T47">bug fixes. Users of LibreOffice 6.3.6 and previous versions should start</text:span><text:span text:style-name="T11"><text:line-break/></text:span><text:span text:style-name="T47">planning the update to LibreOffice 6.4.5, as the new major LibreOffice</text:span><text:span text:style-name="T11"><text:line-break/></text:span><text:span text:style-name="T47">release – tagged 7.0 – is going to be announced in early August.</text:span><text:span text:style-name="T11"><text:line-break/><text:line-break/></text:span><text:span text:style-name="T47">For enterprise class deployments, TDF strongly recommends sourcing</text:span><text:span text:style-name="T11"><text:line-break/></text:span><text:span text:style-name="T47">LibreOffice from one of the ecosystem partners, to get long-term</text:span><text:span text:style-name="T11"><text:line-break/></text:span><text:span text:style-name="T47">supported releases, dedicated assistance, custom new features and other</text:span><text:span text:style-name="T11"><text:line-break/></text:span><text:span text:style-name="T47">benefits, including SLAs (Service Level Agreements):</text:span><text:span text:style-name="T11"><text:line-break/></text:span><text:a xlink:type="simple" xlink:href="https://www.libreoffice.org/download/libreoffice-in-business/" office:target-frame-name="_blank" xlink:show="new" text:style-name="Internet_20_link" text:visited-style-name="Visited_20_Internet_20_Link"><text:span text:style-name="T48">https://www.libreoffice.org/download/libreoffice-in-business/</text:span></text:a><text:span text:style-name="T47">. Also, the</text:span><text:span text:style-name="T11"><text:line-break/></text:span><text:span text:style-name="T47">work done by ecosystem partners flows back into the LibreOffice project,</text:span><text:span text:style-name="T11"><text:line-break/></text:span><text:span text:style-name="T47">and this represents an advantage for everyone.</text:span><text:span text:style-name="T11"><text:line-break/><text:line-break/></text:span><text:span text:style-name="T47">LibreOffice individual users are supported by a global community of</text:span><text:span text:style-name="T11"><text:line-break/></text:span><text:span text:style-name="T47">volunteers: </text:span><text:a xlink:type="simple" xlink:href="https://www.libreoffice.org/get-help/community-support/" office:target-frame-name="_blank" xlink:show="new" text:style-name="Internet_20_link" text:visited-style-name="Visited_20_Internet_20_Link"><text:span text:style-name="T48">https://www.libreoffice.org/get-help/community-support/</text:span></text:a><text:span text:style-name="T47">. On</text:span><text:span text:style-name="T11"><text:line-break/></text:span><text:span text:style-name="T47">the website and the wiki there are guides, manuals, tutorials and</text:span><text:span text:style-name="T11"><text:line-break/></text:span><text:span text:style-name="T47">HowTos. Donations help us to make all of these resources available.</text:span><text:span text:style-name="T11"><text:line-break/><text:line-break/></text:span><text:span text:style-name="T47">Availability of LibreOffice 6.4.5</text:span><text:span text:style-name="T11"><text:line-break/><text:line-break/></text:span><text:span text:style-name="T47">LibreOffice 6.4.5 is immediately available from the following link:</text:span><text:span text:style-name="T11"><text:line-break/></text:span><text:a xlink:type="simple" xlink:href="https://www.libreoffice.org/download/" office:target-frame-name="_blank" xlink:show="new" text:style-name="Internet_20_link" text:visited-style-name="Visited_20_Internet_20_Link"><text:span text:style-name="T48">https://www.libreoffice.org/download/</text:span></text:a><text:span text:style-name="T47">. Minimum requirements are</text:span><text:span text:style-name="T11"><text:line-break/></text:span><text:span text:style-name="T47">specified on the download page. TDF builds of the latest LibreOffice</text:span><text:span text:style-name="T11"><text:line-break/></text:span><text:span text:style-name="T47">Online source code are available as Docker images:</text:span><text:span text:style-name="T11"><text:line-break/></text:span><text:a xlink:type="simple" xlink:href="https://hub.docker.com/r/libreoffice/online/" office:target-frame-name="_blank" xlink:show="new" text:style-name="Internet_20_link" text:visited-style-name="Visited_20_Internet_20_Link"><text:span text:style-name="T48">https://hub.docker.com/r/libreoffice/online/</text:span></text:a><text:span text:style-name="T47">.</text:span><text:span text:style-name="T11"><text:line-break/><text:line-break/></text:span><text:span text:style-name="T47">LibreOffice 6.4.5’s change log pages are available on TDF’s wiki:</text:span><text:span text:style-name="T11"><text:line-break/></text:span><text:a xlink:type="simple" xlink:href="https://wiki.documentfoundation.org/Releases/6.4.5/RC1" office:target-frame-name="_blank" xlink:show="new" text:style-name="Internet_20_link" text:visited-style-name="Visited_20_Internet_20_Link"><text:span text:style-name="T48">https://wiki.documentfoundation.org/Releases/6.4.5/RC1</text:span></text:a><text:span text:style-name="T46"> </text:span><text:span text:style-name="T47">(changed in RC1)</text:span><text:span text:style-name="T11"><text:line-break/></text:span><text:span text:style-name="T47">and </text:span><text:a xlink:type="simple" xlink:href="https://wiki.documentfoundation.org/Releases/6.4.5/RC2" office:target-frame-name="_blank" xlink:show="new" text:style-name="Internet_20_link" text:visited-style-name="Visited_20_Internet_20_Link"><text:span text:style-name="T48">https://wiki.documentfoundation.org/Releases/6.4.5/RC2</text:span></text:a><text:span text:style-name="T46"> </text:span><text:span text:style-name="T47">(changed in RC2).</text:span><text:span text:style-name="T11"><text:line-break/><text:line-break/></text:span><text:span text:style-name="T47">All versions of LibreOffice are built with document conversion libraries</text:span><text:span text:style-name="T11"><text:line-break/></text:span><text:span text:style-name="T47">from the Document Liberation Project: </text:span><text:a xlink:type="simple" xlink:href="https://www.documentliberation.org/" office:target-frame-name="_blank" xlink:show="new" text:style-name="Internet_20_link" text:visited-style-name="Visited_20_Internet_20_Link"><text:span text:style-name="T48">https://www.documentliberation.org</text:span></text:a><text:span text:style-name="T47">.</text:span><text:span text:style-name="T11"><text:line-break/><text:line-break/></text:span><text:soft-page-break/><text:span text:style-name="T47">Support LibreOffice</text:span><text:span text:style-name="T11"><text:line-break/><text:line-break/></text:span><text:span text:style-name="T47">LibreOffice users are invited to join the community at</text:span><text:span text:style-name="T11"><text:line-break/></text:span><text:a xlink:type="simple" xlink:href="https://ask.libreoffice.org/" office:target-frame-name="_blank" xlink:show="new" text:style-name="Internet_20_link" text:visited-style-name="Visited_20_Internet_20_Link"><text:span text:style-name="T48">https://ask.libreoffice.org</text:span></text:a><text:span text:style-name="T47">, where they can get and provide user-to-user</text:span><text:span text:style-name="T11"><text:line-break/></text:span><text:span text:style-name="T47">support. People willing to contribute their time and professional skills</text:span><text:span text:style-name="T11"><text:line-break/></text:span><text:span text:style-name="T47">to the project can visit the dedicated website at</text:span><text:span text:style-name="T11"><text:line-break/></text:span><text:a xlink:type="simple" xlink:href="https://whatcanidoforlibreoffice.org/" office:target-frame-name="_blank" xlink:show="new" text:style-name="Internet_20_link" text:visited-style-name="Visited_20_Internet_20_Link"><text:span text:style-name="T48">https://whatcanidoforlibreoffice.org</text:span></text:a><text:span text:style-name="T47">.</text:span><text:span text:style-name="T11"><text:line-break/><text:line-break/></text:span><text:span text:style-name="T47">LibreOffice users, free software advocates and community members can</text:span><text:span text:style-name="T11"><text:line-break/></text:span><text:span text:style-name="T47">provide financial support to The Document Foundation with a donation via</text:span><text:span text:style-name="T11"><text:line-break/></text:span><text:span text:style-name="T47">PayPal, credit card or other tools at </text:span><text:a xlink:type="simple" xlink:href="https://www.libreoffice.org/donate" office:target-frame-name="_blank" xlink:show="new" text:style-name="Internet_20_link" text:visited-style-name="Visited_20_Internet_20_Link"><text:span text:style-name="T48">https://www.libreoffice.org/donate</text:span></text:a><text:span text:style-name="T47">.</text:span><text:span text:style-name="T11"><text:line-break/><text:line-break/></text:span><text:span text:style-name="T47">Blog post:</text:span><text:span text:style-name="T11"><text:line-break/></text:span><text:a xlink:type="simple" xlink:href="https://blog.documentfoundation.org/blog/2020/07/02/announcement-of-libreoffice-6-4-5/" office:target-frame-name="_blank" xlink:show="new" text:style-name="Internet_20_link" text:visited-style-name="Visited_20_Internet_20_Link"><text:span text:style-name="T48">https://blog.documentfoundation.org/blog/2020/07/02/announcement-of-libreoffice-6-4-5/</text:span></text:a><text:span text:style-name="T49"><text:line-break/><text:line-break/>--<text:line-break/>Italo Vignoli - Marketing &amp; PR<text:line-break/>The Document Foundation &amp; LibreOffice<text:line-break/>email </text:span><text:a xlink:type="simple" xlink:href="mailto:italo.vignoli@documentfoundation.org" office:target-frame-name="_blank" xlink:show="new" text:style-name="Internet_20_link" text:visited-style-name="Visited_20_Internet_20_Link"><text:span text:style-name="T48">italo.vignoli@documentfoundation.org</text:span></text:a><text:span text:style-name="T49"><text:line-break/>hangout/jabber </text:span><text:a xlink:type="simple" xlink:href="mailto:italo.vignoli@gmail.com" office:target-frame-name="_blank" xlink:show="new" text:style-name="Internet_20_link" text:visited-style-name="Visited_20_Internet_20_Link"><text:span text:style-name="T48">italo.vignoli@gmail.com</text:span></text:a><text:span text:style-name="T49"><text:line-break/>mobile/signal +39.348.5653829</text:span><text:span text:style-name="T1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Helvetica, sans-serif"/>
    <style:font-face style:name="Tahoma2" svg:font-family="Tahoma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.4cm" fo:margin-bottom="0cm" loext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 style:master-page-name="">
      <loext:graphic-properties draw:fill="none" draw:fill-color="#99ccff"/>
      <style:paragraph-properties fo:margin-top="0.4cm" fo:margin-bottom="0cm" loext:contextual-spacing="false" fo:text-align="center" style:justify-single-word="false" style:page-number="auto" fo:background-color="transparent" style:shadow="none" fo:keep-with-next="auto">
        <style:tab-stops/>
      </style:paragraph-properties>
      <style:text-properties style:font-name="Times New Roman1" fo:font-family="'Times New Roman'" style:font-style-name="Grassetto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.5cm" fo:margin-left="3.5cm" fo:margin-right="3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18-07-14T18:18:30.859555315</meta:creation-date>
    <dc:language>it-IT</dc:language>
    <meta:editing-cycles>65</meta:editing-cycles>
    <meta:editing-duration>P1DT6H58M57S</meta:editing-duration>
    <meta:initial-creator>Italo Vignoli</meta:initial-creator>
    <dc:date>2020-07-03T10:29:19.217000000</dc:date>
    <meta:document-statistic meta:table-count="0" meta:image-count="0" meta:object-count="0" meta:page-count="2" meta:paragraph-count="2" meta:word-count="357" meta:character-count="2969" meta:non-whitespace-character-count="2598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TDF%20Docs/TDF%20Docs/TDF%20Docs/PR/TDF%20Docs/TDF%20Docs/TDF%20Docs/TDF%20Docs/Nextcloud/LO%20Releases/Software/LibreOffice/Template/normal.ott" meta:date="2018-07-14T18:18:30.531303885"/>
  </office:meta>
</office:document-meta>
</file>